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fo:font-weight="bold" officeooo:rsid="000aeae3" officeooo:paragraph-rsid="000aeae3" style:font-weight-asian="bold" style:font-weight-complex="bold"/>
    </style:style>
    <style:style style:name="P4" style:family="paragraph" style:parent-style-name="Standard">
      <style:text-properties fo:font-weight="bold" officeooo:rsid="000aeae3" officeooo:paragraph-rsid="000c305b" style:font-weight-asian="bold" style:font-weight-complex="bold"/>
    </style:style>
    <style:style style:name="P5" style:family="paragraph" style:parent-style-name="Standard">
      <style:text-properties fo:font-weight="bold" officeooo:rsid="000d26fd" officeooo:paragraph-rsid="000d26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7" style:family="paragraph" style:parent-style-name="Standard">
      <style:text-properties officeooo:rsid="000aeae3" officeooo:paragraph-rsid="000aeae3"/>
    </style:style>
    <style:style style:name="P8" style:family="paragraph" style:parent-style-name="Standard">
      <style:text-properties officeooo:rsid="000731e8" officeooo:paragraph-rsid="000731e8"/>
    </style:style>
    <style:style style:name="P9" style:family="paragraph" style:parent-style-name="Standard">
      <style:text-properties officeooo:rsid="000c305b" officeooo:paragraph-rsid="000c305b"/>
    </style:style>
    <style:style style:name="P10" style:family="paragraph" style:parent-style-name="Standard">
      <style:text-properties officeooo:rsid="000e86f3" officeooo:paragraph-rsid="000e86f3"/>
    </style:style>
    <style:style style:name="P11" style:family="paragraph" style:parent-style-name="Standard">
      <style:text-properties officeooo:rsid="0012bbda" officeooo:paragraph-rsid="0012bbda"/>
    </style:style>
    <style:style style:name="P12" style:family="paragraph" style:parent-style-name="Standard">
      <style:text-properties officeooo:rsid="0016b0ec" officeooo:paragraph-rsid="0016b0ec"/>
    </style:style>
    <style:style style:name="P13" style:family="paragraph" style:parent-style-name="Standard">
      <style:text-properties officeooo:rsid="0019fc5f" officeooo:paragraph-rsid="0019fc5f"/>
    </style:style>
    <style:style style:name="P14" style:family="paragraph" style:parent-style-name="Standard">
      <style:text-properties officeooo:rsid="001a1848" officeooo:paragraph-rsid="001a1848"/>
    </style:style>
    <style:style style:name="P15" style:family="paragraph" style:parent-style-name="Standard">
      <style:text-properties officeooo:rsid="001b7d97" officeooo:paragraph-rsid="001b7d97"/>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ize="12pt" fo:font-style="italic" style:text-underline-style="solid" style:text-underline-width="auto" style:text-underline-color="font-color" fo:font-weight="normal" officeooo:rsid="000d26fd" style:font-size-asian="12pt" style:font-style-asian="italic" style:font-weight-asian="normal" style:font-size-complex="12pt" style:font-style-complex="italic" style:font-weight-complex="normal"/>
    </style:style>
    <style:style style:name="T8" style:family="text">
      <style:text-properties fo:font-size="12pt" style:font-size-asian="12pt" style:font-size-complex="12pt"/>
    </style:style>
    <style:style style:name="T9" style:family="text">
      <style:text-properties officeooo:rsid="0016b0ec"/>
    </style:style>
    <style:style style:name="T10" style:family="text">
      <style:text-properties officeooo:rsid="0017f306"/>
    </style:style>
    <style:style style:name="T11" style:family="text">
      <style:text-properties officeooo:rsid="001b7d97"/>
    </style:style>
    <style:style style:name="T12" style:family="text">
      <style:text-properties officeooo:rsid="001cf9a0"/>
    </style:style>
    <style:style style:name="T13" style:family="text">
      <style:text-properties officeooo:rsid="001dca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kerfile</text:p>
      <text:p text:style-name="P2"/>
      <text:p text:style-name="P2">Chmod &amp; Chown</text:p>
      <text:p text:style-name="P7"/>
      <text:p text:style-name="P7">Θεώρηση:</text:p>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9">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9"/>
      <text:p text:style-name="P1">Έ<text:span text:style-name="T1">τσι σε κάθε εντολή προσθέτουμε αντίστοιχο chmod/chown κανόνα:</text:span></text:p>
      <text:p text:style-name="P1"/>
      <text:p text:style-name="P3">- Chmod:</text:p>
      <text:p text:style-name="P4">chmod rule → not supported!</text:p>
      <text:p text:style-name="P4">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8">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text:span text:style-name="T8">)</text:span> .</text:p>
      <text:p text:style-name="P4">Προσθέτοντας το owner πριν τον file access rule, το file access αναφερεται στον owner.</text:p>
      <text:p text:style-name="P4">Πώς όμως να καθορίσω τα δικαιώματα των group και others???</text:p>
      <text:p text:style-name="P3">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3"/>
      <text:p text:style-name="P3">- Chown:</text:p>
      <text:p text:style-name="P3"><text:span text:style-name="T6">Χρειαζόμαστε “</text:span>chown capability” <text:span text:style-name="T6">για να είναι επιτρεπτό το chown.</text:span></text:p>
      <text:p text:style-name="P5">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3">chown rule → not supported!</text:p>
      <text:p text:style-name="P1"/>
      <text:p text:style-name="P2">- Copy, Add, Workdir</text:p>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0">Docker Compose</text:p>
      <text:p text:style-name="P10"/>
      <text:p text:style-name="P10">- Capabilities add / drop: Δοκιμασμένο ήδη με το capability chown, δουλεύει.</text:p>
      <text:p text:style-name="P10"/>
      <text:p text:style-name="P10">- Ports:</text:p>
      <text:p text:style-name="P11">Για να χρησιμοποιήσω ports χρειάζομαι τον κανόνα network. Χωρίς αυτό δεν θα δουλέψει. (network bind x to y → not supported παρολο που αναφέρεται στο documentation). Το capability network_bind_service δεν φαίνεται να παίζει κάποιο ρόλο, αν λείπει από το profile και πάλι μπορώ να χρησιμοποιήσω τα ports → ίσως συμπεριλαμβάνεται στο network, ενώ σκέτο το capablity αυτό χωρίς το network δεν αρκεί για να χρησιμοποιήσω ports.</text:p>
      <text:p text:style-name="P11"><text:soft-page-break/>- <text:span text:style-name="T9">Mount: Το apparmor δεν επιτρέπει να έχεις writable directory με mount στο container…</text:span></text:p>
      <text:p text:style-name="P12">Ιδέες:</text:p>
      <text:p text:style-name="P12">mount options=rw dir → <text:span text:style-name="T10">dir : Δεν δούλεψε</text:span></text:p>
      <text:p text:style-name="P12">--<text:span text:style-name="T10">privileged (το container) : Δεν δούλεψε</text:span></text:p>
      <text:p text:style-name="P12">/<text:span text:style-name="T10">dir rw (μετά το mount) : Δεν δούλεψε</text:span></text:p>
      <text:p text:style-name="P12">:<text:span text:style-name="T10">z μετά τα dirs στα ορίσματα υποτίθεται ότι το κάνει writable αλλά στο docker compose δεν έχω βρει πώς (αν έχει υλοποιηθεί….) μπορώ να το ενσωματώσω</text:span></text:p>
      <text:p text:style-name="P12"/>
      <text:p text:style-name="P13">Xωρίς profile (apparmor:unconfined) το mount destination directory είναι writable…</text:p>
      <text:p text:style-name="P13"/>
      <text:p text:style-name="P13">Χωρίς τον κανόνα mount στο profile, δεν δίνεται η δυνατότητα για bind στο container.</text:p>
      <text:p text:style-name="P13"/>
      <text:p text:style-name="P14">- Devices: Τελικά η σχέση των devices είναι σαν τα mounts οπότε με εντολή mount θα κάνω bind μεταξύ 2 devices. <text:span text:style-name="T12">Βρες 2 devices και test.</text:span></text:p>
      <text:p text:style-name="P14"/>
      <text:p text:style-name="P14">- <text:span text:style-name="T11">Rlimit: Αναφερεται μαλλον σε resources.</text:span></text:p>
      <text:p text:style-name="P15">Δοκιμασε τις εντολες στο profile να δουμε αν ειναι supported yet. <text:span text:style-name="T13">=&gt; περνάει σαν εντολή, δεν ξέρω αν ειναι supported ακόμα και προς το παρόν η δοκιμη για proc απέτυχ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27T05:24:34.271812493</dc:date>
    <meta:editing-duration>PT5H36M21S</meta:editing-duration>
    <meta:editing-cycles>15</meta:editing-cycles>
    <meta:generator>LibreOffice/5.1.6.2$Linux_X86_64 LibreOffice_project/10m0$Build-2</meta:generator>
    <meta:document-statistic meta:table-count="0" meta:image-count="0" meta:object-count="0" meta:page-count="2" meta:paragraph-count="34" meta:word-count="597" meta:character-count="3668" meta:non-whitespace-character-count="3101"/>
  </office:meta>
</office:document-meta>
</file>